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Exercise 1</text:p>
          </table:table-cell>
          <table:table-cell table:number-columns-repeated="2"/>
        </table:table-row>
        <table:table-row table:style-name="ro1">
          <table:table-cell office:value-type="string">
            <text:p>Q=1</text:p>
          </table:table-cell>
          <table:table-cell office:value-type="string">
            <text:p>Q=3</text:p>
          </table:table-cell>
          <table:table-cell office:value-type="string">
            <text:p>Q=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xercise 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Q=1</text:p>
          </table:table-cell>
          <table:table-cell office:value-type="string">
            <text:p>Q=3</text:p>
          </table:table-cell>
          <table:table-cell office:value-type="string">
            <text:p>Q=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20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1T20:08:05</meta:creation-date>
    <dc:date>2010-11-01T20:36:18</dc:date>
    <meta:editing-duration>PT00H28M13S</meta:editing-duration>
    <meta:editing-cycles>2</meta:editing-cycles>
    <meta:generator>OpenOffice.org/3.2$Linux OpenOffice.org_project/320m19$Build-9505</meta:generator>
    <meta:document-statistic meta:table-count="3" meta:cell-count="71" meta:object-count="0"/>
  </office:meta>
</office:document-meta>
</file>